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/>
    <style:style style:name="P3" style:family="paragraph" style:parent-style-name="Text_20_body" style:list-style-name="L3">
      <style:text-properties officeooo:paragraph-rsid="00166464"/>
    </style:style>
    <style:style style:name="P4" style:family="paragraph" style:parent-style-name="Text_20_body" style:list-style-name="L4">
      <style:text-properties officeooo:paragraph-rsid="0016646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space-before="0.635cm" text:min-label-width="0.635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Title">IDE</text:p>
        <text:p text:style-name="Standard"/>
        <text:table-of-content text:style-name="Sect1" text:protected="true" text:name="Table of Contents1">
          <text:table-of-content-source text:outline-level="4">
            <text:index-title-template text:style-name="Contents_20_Heading">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Normal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Contents</text:p>
            </text:index-title>
            <text:p text:style-name="P1">Introduction<text:tab/>1</text:p>
            <text:p text:style-name="P1">Functionality<text:tab/>1</text:p>
            <text:p text:style-name="P1">Requisites<text:tab/>1</text:p>
          </text:index-body>
        </text:table-of-content>
        <text:h text:style-name="Heading_20_1" text:outline-level="1">Introduction</text:h>
        <text:p text:style-name="Text_20_body">This is a brief description of an IDE designed to be used with the Z80-Pascal compiler.</text:p>
        <text:p text:style-name="Text_20_body">Initially, it will be a simple text editor with syntax highlighting, but complete version should help to create, edit, compile and test Pascal programs.</text:p>
        <text:h text:style-name="Heading_20_1" text:outline-level="1">Functionality</text:h>
        <text:p text:style-name="Text_20_body">The goals for version 1.0 are:</text:p>
        <text:list xml:id="list4886711770972225420" text:style-name="L3">
          <text:list-item>
            <text:p text:style-name="P3">Complete syntax highlighting. <text:s/>Should be configurable with different colour schemes.</text:p>
          </text:list-item>
          <text:list-item>
            <text:p text:style-name="P3">Code completion. <text:s/>That is, suggest functions, procedures, variables... as they're written.</text:p>
          </text:list-item>
          <text:list-item>
            <text:p text:style-name="P3">Compile and check syntax errors. <text:s/>Assembling and linking are desirable. <text:s/>Note that compiler version 1.0 will create Assembler sources not binary files, so the assembler must be configurable.</text:p>
          </text:list-item>
          <text:list-item>
            <text:p text:style-name="P3">Binary-to-Pascal utility. <text:s/>That is, a way to translate a binary file to a Pascal ARRAY OF BYTE and insert it somewhere in the sources.</text:p>
          </text:list-item>
          <text:list-item>
            <text:p text:style-name="P3">Keep track of all units used by a program. <text:s/>That includes to search text in any Pascal file used by the program.</text:p>
          </text:list-item>
          <text:list-item>
            <text:p text:style-name="P3">Configurable as it's allowed: <text:s/>colour schemes, compiler options, default behaviour, …</text:p>
          </text:list-item>
          <text:list-item>
            <text:p text:style-name="P3">Allow the use of templates to create new files and projects.</text:p>
          </text:list-item>
        </text:list>
        <text:h text:style-name="Heading_20_1" text:outline-level="1">Requisites</text:h>
        <text:list xml:id="list5715490526015523931" text:style-name="L4">
          <text:list-item>
            <text:p text:style-name="P4">KISS is the word.</text:p>
          </text:list-item>
          <text:list-item>
            <text:p text:style-name="P4">The IDE must run on different platforms so no platform-dependent stuff should be used.</text:p>
          </text:list-item>
          <text:list-item>
            <text:p text:style-name="P4">All configuration (including custom templates) should be stored at user's directory (i.e. /home/&lt;user&gt;)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fo:font-size="14pt"/>
    </style:style>
    <style:style style:name="Text_20_body" style:display-name="Text body" style:family="paragraph" style:parent-style-name="Normal" style:class="text">
      <style:paragraph-properties fo:margin-top="0cm" fo:margin-bottom="0.212cm" loext:contextual-spacing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Normal" style:family="paragraph">
      <style:paragraph-properties style:writing-mode="lr-tb"/>
      <style:text-properties style:font-name="Nimbus Roman No9 L" fo:font-family="'Nimbus Roman No9 L'" fo:font-size="12pt" fo:language="en" fo:country="GB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Bullet_20_Symbols_5f_text" style:display-name="Bullet Symbols_text" style:family="text">
      <style:text-properties style:font-name="StarSymbol" fo:font-family="StarSymbol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9-01-20T15:51:38</meta:creation-date>
    <dc:date>2017-02-19T13:16:16.854477801</dc:date>
    <meta:editing-duration>PT1M42S</meta:editing-duration>
    <meta:editing-cycles>1</meta:editing-cycles>
    <meta:document-statistic meta:table-count="0" meta:image-count="0" meta:object-count="0" meta:page-count="1" meta:paragraph-count="21" meta:word-count="215" meta:character-count="1328" meta:non-whitespace-character-count="1137"/>
  </office:meta>
</office:document-meta>
</file>